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4167" officeooo:paragraph-rsid="001c4167"/>
    </style:style>
    <style:style style:name="P2" style:family="paragraph" style:parent-style-name="Standard">
      <style:paragraph-properties fo:text-align="start" style:justify-single-word="false"/>
      <style:text-properties officeooo:rsid="001c4167" officeooo:paragraph-rsid="001c4167"/>
    </style:style>
    <style:style style:name="P3" style:family="paragraph" style:parent-style-name="Standard">
      <style:text-properties officeooo:rsid="001c4167" officeooo:paragraph-rsid="001c4167"/>
    </style:style>
    <style:style style:name="P4" style:family="paragraph" style:parent-style-name="Standard">
      <style:text-properties officeooo:rsid="001fec06" officeooo:paragraph-rsid="001fec06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24954f" officeooo:paragraph-rsid="0024954f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24954f" officeooo:paragraph-rsid="0024954f"/>
    </style:style>
    <style:style style:name="P7" style:family="paragraph" style:parent-style-name="Standard">
      <style:paragraph-properties fo:text-align="center" style:justify-single-word="false" fo:break-before="page"/>
      <style:text-properties fo:font-size="15pt" fo:font-weight="bold" officeooo:rsid="001c4167" officeooo:paragraph-rsid="001c4167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1c4167" officeooo:paragraph-rsid="001ea0da"/>
    </style:style>
    <style:style style:name="P9" style:family="paragraph" style:parent-style-name="Standard">
      <style:text-properties officeooo:rsid="001dfc49" officeooo:paragraph-rsid="001dfc49"/>
    </style:style>
    <style:style style:name="P10" style:family="paragraph" style:parent-style-name="Standard">
      <style:text-properties officeooo:rsid="001ea0da" officeooo:paragraph-rsid="001ea0da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1ea0da" officeooo:paragraph-rsid="001ea0da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font-size="15pt" fo:font-weight="bold" officeooo:rsid="001fec06" officeooo:paragraph-rsid="001fec06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ec06" officeooo:paragraph-rsid="001fec06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fec06" officeooo:paragraph-rsid="001fec06"/>
    </style:style>
    <style:style style:name="T1" style:family="text">
      <style:text-properties fo:font-size="21pt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fo:color="#800080" loext:opacity="100%" fo:font-weight="bold" style:font-weight-asian="bold" style:font-weight-complex="bold"/>
    </style:style>
    <style:style style:name="T5" style:family="text">
      <style:text-properties fo:color="#2a6099" loext:opacity="100%" fo:font-weight="bold" style:font-weight-asian="bold" style:font-weight-complex="bold"/>
    </style:style>
    <style:style style:name="T6" style:family="text">
      <style:text-properties officeooo:rsid="001dfc49"/>
    </style:style>
    <style:style style:name="T7" style:family="text">
      <style:text-properties officeooo:rsid="0020748b"/>
    </style:style>
    <style:style style:name="T8" style:family="text">
      <style:text-properties officeooo:rsid="0021da9c"/>
    </style:style>
    <style:style style:name="T9" style:family="text">
      <style:text-properties officeooo:rsid="0022e4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cient Asylum</text:span><text:span text:style-name="T2"><text:line-break/><text:line-break/>Base concept</text:span></text:p>
      <text:p text:style-name="P2">A ruined area where robots patrol, disposing of any threat they find.</text:p>
      <text:p text:style-name="P3">A threat is someone who dealt damage within its operation area<text:line-break/>Deep inside, there is a Mother Brain. Tempering with it will send it haywire and robots will be endlessly dispatched.<text:line-break/>After killing a certain number of robots, the Mother Brain explodes and gives you an item to have your own personal robots</text:p>
      <text:p text:style-name="P3"/>
      <text:p text:style-name="P1"><text:line-break/><text:span text:style-name="T2">Content information</text:span></text:p>
      <text:p text:style-name="P3">A new biome will be added to world generation</text:p>
      <text:p text:style-name="P3">This biome will have a corrupted/desolate look.</text:p>
      <text:p text:style-name="P3">In this biome, only specific mobs will be able to spawn (ie corrupted variants of zombies)<text:line-break/>Underground, the proper Ruins will spawn.</text:p>
      <text:p text:style-name="P3"/>
      <text:p text:style-name="P3">On the surface, trees will be replaced with Synthetic Trees. They do not have a sapling variant.</text:p>
      <text:p text:style-name="P3">Mining them gives Synthetic Wood (which can be used like normal wood)<text:line-break/>However, uptting Synthetic Wood in a furnace produces Synthetic Rubber instead.</text:p>
      <text:p text:style-name="P3">From Synthetic rubber, you can make different items, including a Growth Chamber.</text:p>
      <text:p text:style-name="P3">This Growth Chamber allows you to place saplings (or synthetic rubber) and obtain Tree capsules.</text:p>
      <text:p text:style-name="P3">Using Tree capsules on a valid growth tile will immediately spawn a full tree, including synthetic trees.</text:p>
      <text:p text:style-name="P3"/>
      <text:p text:style-name="P3">Using synthetic rubber, you can also make different production facilities (<text:span text:style-name="T3">TBD</text:span>).</text:p>
      <text:p text:style-name="P3">These allow you to produce a bunch of different blocks that can be used for aesthetics purposes, but also to craft your own combat robot, much like they were in the ruins.</text:p>
      <text:p text:style-name="P4">A new improved shield will also be available to craft.</text:p>
      <text:p text:style-name="P4"/>
      <text:p text:style-name="P5">Workload per person</text:p>
      <text:p text:style-name="P6"><text:span text:style-name="T4">Rylen:</text:span> World generation, all cosmetic blocks</text:p>
      <text:p text:style-name="P6"><text:span text:style-name="T5">Lilia: </text:span>AI, all production and crafting chains</text:p>
      <text:p text:style-name="P7">Details</text:p>
      <text:p text:style-name="P8">3 types of robots:</text:p>
      <text:p text:style-name="P8">- Surveillance robot, <text:span text:style-name="T6">cannot be interacted with</text:span> and follows the player once it gets inside of the Mother Brain’s area. If the player it’s attached to isn’t a threat or suspicious, it slowly heals them (equivalent to natural regeneration at high hunger)</text:p>
      <text:p text:style-name="P8">- Combat robot, acts much like metroids. Nigh-invulnerable until the Mother Brain is tempered with</text:p>
      <text:p text:style-name="P8">- Disposal robot. Only active if the Mother Brain isn’t tempered with. Automatically grabs and destroys any dropped item in the area.</text:p>
      <text:p text:style-name="P8"/>
      <text:p text:style-name="P3">Naturally-generated Ruin wall blocks (with some exceptions) cannot be mined until their corresponding Mother Brain has been destroyed. They can afterwards.</text:p>
      <text:p text:style-name="P3">Almost every block should be renewable in some capacity.</text:p>
      <text:p text:style-name="P9">Ruin wall blocks need to be based on iron in some capacity.</text:p>
      <text:p text:style-name="P10">Disposal robots carry items to a specific area, where a giant industrial door that opens is.</text:p>
      <text:p text:style-name="P7">TBD Content</text:p>
      <text:p text:style-name="P3">Exact crafting chain</text:p>
      <text:p text:style-name="P3">Tempering method for the Mother Brain</text:p>
      <text:p text:style-name="P3">Non-robot mobs</text:p>
      <text:p text:style-name="P4">New shield <text:span text:style-name="T7">effects and crafting recipe</text:span></text:p>
      <text:p text:style-name="P4"/>
      <text:p text:style-name="P11">New blocks</text:p>
      <text:p text:style-name="P10">- New grass variant for the biome</text:p>
      <text:p text:style-name="P10">- Different ruin walls and different stages of decay</text:p>
      <text:p text:style-name="P10">- Different ruin wall stonecutter variants</text:p>
      <text:p text:style-name="P10">- Industrial door block that links to open all at once</text:p>
      <text:p text:style-name="P10">- Functioning neon tube blocks (can be turned on and off)<text:line-break/>- Faulty neon tube blocks with flickering lights</text:p>
      <text:p text:style-name="P10">- Synthetic wood and all its normal wood variants</text:p>
      <text:p text:style-name="P10">- Block of Rubber and its stonecutter variants</text:p>
      <text:p text:style-name="P10">- Production facilities</text:p>
      <text:p text:style-name="P10">- Control block for robots</text:p>
      <text:p text:style-name="P10">- Generator block for robots</text:p>
      <text:p text:style-name="P10">- Mother Brain blocks (unobtainable)</text:p>
      <text:p text:style-name="P10">- Similar-looking blocks to the Mother Brain block. Craftable, stone cutter-able.</text:p>
      <text:p text:style-name="P12">Work division</text:p>
      <text:p text:style-name="P13">Rylen</text:p>
      <text:p text:style-name="P14">- Ruin<text:span text:style-name="T8">s</text:span> and biome generation</text:p>
      <text:p text:style-name="P14">- Ruin<text:span text:style-name="T8">s</text:span> building</text:p>
      <text:p text:style-name="P14">- All decorations</text:p>
      <text:p text:style-name="P14"/>
      <text:p text:style-name="P13">Lilia</text:p>
      <text:p text:style-name="P14">- Mobs and AI <text:span text:style-name="T9">(includes Mother Brain)</text:span></text:p>
      <text:p text:style-name="P14">- Crafting chain</text:p>
      <text:p text:style-name="P14">- New shield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8:05:21.530000000</meta:creation-date>
    <dc:date>2024-12-26T16:27:05.119000000</dc:date>
    <meta:editing-duration>PT26M28S</meta:editing-duration>
    <meta:editing-cycles>7</meta:editing-cycles>
    <meta:generator>LibreOffice/24.8.4.2$Windows_X86_64 LibreOffice_project/bb3cfa12c7b1bf994ecc5649a80400d06cd71002</meta:generator>
    <meta:document-statistic meta:table-count="0" meta:image-count="0" meta:object-count="0" meta:page-count="4" meta:paragraph-count="54" meta:word-count="551" meta:character-count="3308" meta:non-whitespace-character-count="2809"/>
  </office:meta>
</office:document-meta>
</file>